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4:37:15.233439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7T14:42:55.971518832</dc:date>
    <meta:editing-duration>PT14H14M13S</meta:editing-duration>
    <meta:editing-cycles>93</meta:editing-cycles>
    <meta:generator>LibreOffice/7.0.4.2$Linux_X86_64 LibreOffice_project/00$Build-2</meta:generator>
    <meta:document-statistic meta:table-count="1" meta:cell-count="1653" meta:object-count="0"/>
  </office:meta>
</office:document-meta>
</file>